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hrystone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1. Lauf</text:p>
          </table:table-cell>
          <table:table-cell table:style-name="Default" office:value-type="string" calcext:value-type="string">
            <text:p>2. Lauf</text:p>
          </table:table-cell>
          <table:table-cell table:style-name="Default" office:value-type="string" calcext:value-type="string">
            <text:p>3. Lauf</text:p>
          </table:table-cell>
          <table:table-cell table:style-name="Default" office:value-type="string" calcext:value-type="string">
            <text:p>4. Lauf</text:p>
          </table:table-cell>
          <table:table-cell table:style-name="Default" office:value-type="string" calcext:value-type="string">
            <text:p>5. Lauf</text:p>
          </table:table-cell>
          <table:table-cell table:style-name="Default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Timer ticks</text:p>
          </table:table-cell>
          <table:table-cell table:number-columns-repeated="6"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apsed Time</text:p>
          </table:table-cell>
          <table:table-cell table:number-columns-repeated="6" office:value-type="string" calcext:value-type="string">
            <text:p>20,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seconds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 Second</text:p>
          </table:table-cell>
          <table:table-cell table:number-columns-repeated="6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oremark Validation Run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1. Lauf</text:p>
          </table:table-cell>
          <table:table-cell table:style-name="Default" office:value-type="string" calcext:value-type="string">
            <text:p>2. Lauf</text:p>
          </table:table-cell>
          <table:table-cell table:style-name="Default" office:value-type="string" calcext:value-type="string">
            <text:p>3. Lauf</text:p>
          </table:table-cell>
          <table:table-cell table:style-name="Default" office:value-type="string" calcext:value-type="string">
            <text:p>4. Lauf</text:p>
          </table:table-cell>
          <table:table-cell table:style-name="Default" office:value-type="string" calcext:value-type="string">
            <text:p>5. Lauf</text:p>
          </table:table-cell>
          <table:table-cell table:style-name="Default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6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cks</text:p>
          </table:table-cell>
          <table:table-cell table:number-columns-repeated="6"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6" office:value-type="string" calcext:value-type="string">
            <text:p>12,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terations/sec</text:p>
          </table:table-cell>
          <table:table-cell table:number-columns-repeated="6" office:value-type="string" calcext:value-type="string">
            <text:p>46,985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oremark Performance Run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1. Lauf</text:p>
          </table:table-cell>
          <table:table-cell table:style-name="Default" office:value-type="string" calcext:value-type="string">
            <text:p>2. Lauf</text:p>
          </table:table-cell>
          <table:table-cell table:style-name="Default" office:value-type="string" calcext:value-type="string">
            <text:p>3. Lauf</text:p>
          </table:table-cell>
          <table:table-cell table:style-name="Default" office:value-type="string" calcext:value-type="string">
            <text:p>4. Lauf</text:p>
          </table:table-cell>
          <table:table-cell table:style-name="Default" office:value-type="string" calcext:value-type="string">
            <text:p>5. Lauf</text:p>
          </table:table-cell>
          <table:table-cell table:style-name="Default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6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cks</text:p>
          </table:table-cell>
          <table:table-cell table:number-columns-repeated="6"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6" office:value-type="string" calcext:value-type="string">
            <text:p>12,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terations/sec</text:p>
          </table:table-cell>
          <table:table-cell table:number-columns-repeated="6" office:value-type="string" calcext:value-type="string">
            <text:p>47,05882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BogoMIP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pu:</text:p>
          </table:table-cell>
          <table:table-cell table:style-name="ce2" office:value-type="string" calcext:value-type="string">
            <text:p>OpenRISC-12</text:p>
          </table:table-cell>
          <table:table-cell table:style-name="ce2" office:value-type="string" calcext:value-type="string">
            <text:p>Xeon X5650</text:p>
          </table:table-cell>
          <table:table-cell table:style-name="ce2" office:value-type="string" calcext:value-type="string">
            <text:p>i3-3227U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bogomips:</text:p>
          </table:table-cell>
          <table:table-cell office:value-type="float" office:value="100" calcext:value-type="float">
            <text:p>100</text:p>
          </table:table-cell>
          <table:table-cell office:value-type="float" office:value="5331.81" calcext:value-type="float">
            <text:p>5331.81</text:p>
          </table:table-cell>
          <table:table-cell office:value-type="float" office:value="3791.19" calcext:value-type="float">
            <text:p>3791.19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00:00:03.319416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15T11:41:52.426884746</meta:creation-date>
    <dc:date>2014-04-28T14:41:21.226996125</dc:date>
    <dc:creator>Stefan Weiberg</dc:creator>
    <meta:editing-duration>PT9M13S</meta:editing-duration>
    <meta:editing-cycles>9</meta:editing-cycles>
    <meta:generator>LibreOffice/4.1.3.2$Linux_X86_64 LibreOffice_project/410m0$Build-2</meta:generator>
    <meta:document-statistic meta:table-count="1" meta:cell-count="130" meta:object-count="0"/>
  </office:meta>
</office:document-meta>
</file>